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pitch="variable"/>
    <style:font-face style:name="Gothic" svg:font-family="Gothic" style:font-pitch="variable"/>
    <style:font-face style:name="Lucidasans" svg:font-family="Lucidasans" style:font-pitch="variable"/>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justify" draw:textarea-vertical-align="middle" draw:auto-grow-height="false" fo:min-height="0cm" fo:min-width="0cm"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738cm" fo:min-width="0.493cm"/>
    </style:style>
    <style:style style:name="gr4" style:family="graphic" style:parent-style-name="standard">
      <style:graphic-properties draw:stroke="none" svg:stroke-color="#000000" draw:fill="none" draw:fill-color="#ffffff" draw:textarea-horizontal-align="left" draw:auto-grow-height="true" draw:auto-grow-width="true" fo:min-height="0.738cm" fo:min-width="0.502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solid"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0.578cm"/>
    </style:style>
    <style:style style:name="gr9" style:family="graphic" style:parent-style-name="standard">
      <style:graphic-properties draw:fill="none" draw:textarea-horizontal-align="justify" draw:textarea-vertical-align="middle" draw:auto-grow-height="false" fo:min-height="0cm" fo:min-width="0cm" draw:shadow="hidden"/>
    </style:style>
    <style:style style:name="gr10" style:family="graphic" style:parent-style-name="standard">
      <style:graphic-properties draw:stroke="none" svg:stroke-color="#000000" draw:fill="none" draw:fill-color="#ffffff" draw:textarea-horizontal-align="left" draw:auto-grow-height="true" draw:auto-grow-width="true" fo:min-height="0.738cm" fo:min-width="0.801cm"/>
    </style:style>
    <style:style style:name="gr11" style:family="graphic" style:parent-style-name="standard">
      <style:graphic-properties draw:stroke="none" svg:stroke-color="#000000" draw:fill="none" draw:fill-color="#ffffff" draw:textarea-horizontal-align="left" draw:auto-grow-height="true" draw:auto-grow-width="true" fo:min-height="0.738cm" fo:min-width="0.853cm"/>
    </style:style>
    <style:style style:name="gr12" style:family="graphic" style:parent-style-name="standard">
      <style:graphic-properties draw:stroke="none" svg:stroke-color="#000000" draw:fill="none" draw:fill-color="#ffffff" draw:textarea-horizontal-align="left" draw:auto-grow-height="true" draw:auto-grow-width="true" fo:min-height="0.738cm" fo:min-width="1.285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0.755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1.233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3.046cm"/>
    </style:style>
    <style:style style:name="gr16" style:family="graphic" style:parent-style-name="standard">
      <style:graphic-properties draw:stroke="none" svg:stroke-color="#000000" draw:fill="none" draw:fill-color="#ffffff" draw:textarea-horizontal-align="left" draw:auto-grow-height="true" draw:auto-grow-width="true" fo:min-height="0.738cm" fo:min-width="0.404cm"/>
    </style:style>
    <style:style style:name="gr17" style:family="graphic" style:parent-style-name="objectwithoutfill">
      <style:graphic-properties draw:marker-start-width="0.35cm" draw:marker-end-width="0.35cm"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loext:graphic-properties draw:fill="none" draw:fill-color="#ffffff"/>
      <style:text-properties fo:font-style="italic"/>
    </style:style>
    <style:style style:name="P4" style:family="paragraph">
      <loext:graphic-properties draw:fill="none"/>
      <style:paragraph-properties fo:text-align="center"/>
    </style:style>
    <style:style style:name="P5" style:family="paragraph">
      <loext:graphic-properties draw:fill="none" draw:fill-color="#ffffff"/>
      <style:paragraph-properties fo:margin-left="0cm" fo:margin-right="0cm" fo:text-indent="0cm"/>
      <style:text-properties fo:font-style="italic"/>
    </style:style>
    <style:style style:name="P6" style:family="paragraph">
      <loext:graphic-properties draw:fill="none" draw:fill-color="#ffffff"/>
      <style:text-properties fo:font-size="12pt" style:font-size-asian="12pt" style:font-size-complex="12pt"/>
    </style:style>
    <style:style style:name="T1" style:family="text">
      <style:text-properties fo:font-style="italic"/>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27cm" svg:height="1.27cm" svg:x="2.27cm" svg:y="6.08cm">
          <draw:glue-point draw:id="8" svg:x="-5cm" svg:y="-3.188cm"/>
          <draw:glue-point draw:id="9" svg:x="-5cm" svg:y="3.157cm"/>
          <text:p/>
          <draw:enhanced-geometry svg:viewBox="0 0 21600 21600" draw:glue-points="10800 0 0 10800 10800 21600 21600 10800" draw:text-areas="0 3100 18500 18500" draw:type="flowchart-delay" draw:enhanced-path="M 10800 0 X 21600 10800 10800 21600 L 0 21600 0 0 Z N"/>
        </draw:custom-shape>
        <draw:path draw:style-name="gr2" draw:text-style-name="P1" draw:layer="layout" svg:width="1.269cm" svg:height="1.269cm" svg:x="2.27cm" svg:y="8.62cm" svg:viewBox="0 0 1270 1270" svg:d="M635 0c317 0 635 317 635 635s-318 635-635 635h-635c0 0 635-635 0-1270z">
          <draw:glue-point draw:id="4" svg:x="-3.674cm" svg:y="-3.28cm"/>
          <draw:glue-point draw:id="5" svg:x="-3.674cm" svg:y="3.131cm"/>
          <text:p/>
        </draw:path>
        <draw:g>
          <draw:glue-point draw:id="4" svg:x="-4.997cm" svg:y="-2.998cm"/>
          <draw:glue-point draw:id="5" svg:x="5.002cm" svg:y="-2.998cm"/>
          <draw:custom-shape draw:style-name="gr1" draw:text-style-name="P1" draw:layer="layout" svg:width="1.905cm" svg:height="3.175cm" svg:x="1.905cm" svg:y="17.467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1.905cm" svg:y="17.749cm">
            <draw:text-box>
              <text:p text:style-name="P2"><text:span text:style-name="T1">D</text:span></text:p>
            </draw:text-box>
          </draw:frame>
          <draw:frame draw:style-name="gr4" draw:text-style-name="P3" draw:layer="layout" svg:width="1.002cm" svg:height="0.988cm" svg:x="2.817cm" svg:y="17.749cm">
            <draw:text-box>
              <text:p text:style-name="P2"><text:span text:style-name="T1">Q</text:span></text:p>
            </draw:text-box>
          </draw:frame>
          <draw:g>
            <draw:line draw:style-name="gr5" draw:text-style-name="P1" draw:layer="layout" svg:x1="2.54cm" svg:y1="20.642cm" svg:x2="2.858cm" svg:y2="20.007cm">
              <text:p/>
            </draw:line>
            <draw:line draw:style-name="gr5" draw:text-style-name="P1" draw:layer="layout" svg:x1="3.175cm" svg:y1="20.642cm" svg:x2="2.858cm" svg:y2="20.007cm">
              <text:p/>
            </draw:line>
          </draw:g>
        </draw:g>
        <draw:g>
          <draw:glue-point draw:id="4" svg:x="5cm" svg:y="-3.059cm"/>
          <draw:glue-point draw:id="5" svg:x="-5.005cm" svg:y="-3.059cm"/>
          <draw:g>
            <draw:glue-point draw:id="4" svg:x="-4.997cm" svg:y="-2.998cm"/>
            <draw:glue-point draw:id="5" svg:x="5.002cm" svg:y="-2.998cm"/>
            <draw:custom-shape draw:style-name="gr1" draw:text-style-name="P1" draw:layer="layout" svg:width="1.905cm" svg:height="3.175cm" svg:x="1.905cm" svg:y="21.912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1.905cm" svg:y="22.194cm">
              <draw:text-box>
                <text:p text:style-name="P2"><text:span text:style-name="T1">D</text:span></text:p>
              </draw:text-box>
            </draw:frame>
            <draw:frame draw:style-name="gr4" draw:text-style-name="P3" draw:layer="layout" svg:width="1.002cm" svg:height="0.988cm" svg:x="2.817cm" svg:y="22.194cm">
              <draw:text-box>
                <text:p text:style-name="P2"><text:span text:style-name="T1">Q</text:span></text:p>
              </draw:text-box>
            </draw:frame>
            <draw:g>
              <draw:line draw:style-name="gr5" draw:text-style-name="P1" draw:layer="layout" svg:x1="2.54cm" svg:y1="25.087cm" svg:x2="2.858cm" svg:y2="24.452cm">
                <text:p/>
              </draw:line>
              <draw:line draw:style-name="gr5" draw:text-style-name="P1" draw:layer="layout" svg:x1="3.175cm" svg:y1="25.087cm" svg:x2="2.858cm" svg:y2="24.452cm">
                <text:p/>
              </draw:line>
            </draw:g>
          </draw:g>
          <draw:custom-shape draw:style-name="gr6" draw:text-style-name="P1" draw:layer="layout" svg:width="0.322cm" svg:height="0.322cm" svg:x="2.717cm" svg:y="25.08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5.002cm" svg:y="-2.138cm"/>
          <draw:glue-point draw:id="5" svg:x="-5.002cm" svg:y="-2.138cm"/>
          <draw:glue-point draw:id="6" svg:x="5.002cm" svg:y="-2.138cm"/>
          <draw:g>
            <draw:glue-point draw:id="4" svg:x="-4.997cm" svg:y="-2.998cm"/>
            <draw:glue-point draw:id="5" svg:x="5.002cm" svg:y="-2.998cm"/>
            <draw:custom-shape draw:style-name="gr1" draw:text-style-name="P1" draw:layer="layout" svg:width="1.905cm" svg:height="3.175cm" svg:x="5.08cm" svg:y="17.467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5.08cm" svg:y="17.749cm">
              <draw:text-box>
                <text:p text:style-name="P2"><text:span text:style-name="T1">D</text:span></text:p>
              </draw:text-box>
            </draw:frame>
            <draw:frame draw:style-name="gr4" draw:text-style-name="P3" draw:layer="layout" svg:width="1.002cm" svg:height="0.988cm" svg:x="5.992cm" svg:y="17.749cm">
              <draw:text-box>
                <text:p text:style-name="P2"><text:span text:style-name="T1">Q</text:span></text:p>
              </draw:text-box>
            </draw:frame>
            <draw:g>
              <draw:line draw:style-name="gr5" draw:text-style-name="P1" draw:layer="layout" svg:x1="5.715cm" svg:y1="20.642cm" svg:x2="6.033cm" svg:y2="20.007cm">
                <text:p/>
              </draw:line>
              <draw:line draw:style-name="gr5" draw:text-style-name="P1" draw:layer="layout" svg:x1="6.35cm" svg:y1="20.642cm" svg:x2="6.033cm" svg:y2="20.007cm">
                <text:p/>
              </draw:line>
            </draw:g>
          </draw:g>
          <draw:custom-shape draw:style-name="gr6" draw:text-style-name="P1" draw:layer="layout" svg:width="0.322cm" svg:height="0.322cm" svg:x="5.844cm" svg:y="17.14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5cm" svg:y="-2.38cm"/>
          <draw:glue-point draw:id="5" svg:x="-5.005cm" svg:y="-2.38cm"/>
          <draw:g>
            <draw:glue-point draw:id="4" svg:x="-4.997cm" svg:y="-2.998cm"/>
            <draw:glue-point draw:id="5" svg:x="5.002cm" svg:y="-2.998cm"/>
            <draw:custom-shape draw:style-name="gr1" draw:text-style-name="P1" draw:layer="layout" svg:width="1.905cm" svg:height="3.175cm" svg:x="5.08cm" svg:y="21.912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5.08cm" svg:y="22.194cm">
              <draw:text-box>
                <text:p text:style-name="P2"><text:span text:style-name="T1">D</text:span></text:p>
              </draw:text-box>
            </draw:frame>
            <draw:frame draw:style-name="gr4" draw:text-style-name="P3" draw:layer="layout" svg:width="1.002cm" svg:height="0.988cm" svg:x="5.992cm" svg:y="22.194cm">
              <draw:text-box>
                <text:p text:style-name="P2"><text:span text:style-name="T1">Q</text:span></text:p>
              </draw:text-box>
            </draw:frame>
            <draw:g>
              <draw:line draw:style-name="gr5" draw:text-style-name="P1" draw:layer="layout" svg:x1="5.715cm" svg:y1="25.087cm" svg:x2="6.033cm" svg:y2="24.452cm">
                <text:p/>
              </draw:line>
              <draw:line draw:style-name="gr5" draw:text-style-name="P1" draw:layer="layout" svg:x1="6.35cm" svg:y1="25.087cm" svg:x2="6.033cm" svg:y2="24.452cm">
                <text:p/>
              </draw:line>
            </draw:g>
          </draw:g>
          <draw:custom-shape draw:style-name="gr6" draw:text-style-name="P1" draw:layer="layout" svg:width="0.322cm" svg:height="0.322cm" svg:x="5.892cm" svg:y="25.08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 draw:layer="layout" svg:width="0.322cm" svg:height="0.322cm" svg:x="5.862cm" svg:y="21.5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lue-point draw:id="4" svg:x="-5cm" svg:y="-2.653cm"/>
          <draw:glue-point draw:id="5" svg:x="-2.977cm" svg:y="3.244cm" draw:escape-direction="left"/>
          <draw:custom-shape draw:style-name="gr1" draw:text-style-name="P1" draw:layer="layout" svg:width="1.27cm" svg:height="1.27cm" svg:x="4.81cm" svg:y="6.08cm">
            <draw:glue-point draw:id="8" svg:x="-5cm" svg:y="-3.188cm"/>
            <draw:glue-point draw:id="9" svg:x="-5cm" svg:y="3.157cm"/>
            <text:p/>
            <draw:enhanced-geometry svg:viewBox="0 0 21600 21600" draw:glue-points="10800 0 0 10800 10800 21600 21600 10800" draw:text-areas="0 3100 18500 18500" draw:type="flowchart-delay" draw:enhanced-path="M 10800 0 X 21600 10800 10800 21600 L 0 21600 0 0 Z N"/>
          </draw:custom-shape>
        </draw:g>
        <draw:polygon draw:style-name="gr7" draw:text-style-name="P1" draw:layer="layout" svg:width="0.634cm" svg:height="0.253cm" svg:x="2.27cm" svg:y="2.27cm" svg:viewBox="0 0 635 254" draw:points="318,0 318,0 635,128 317,254 317,254 0,254 0,0 317,0">
          <text:p/>
        </draw:polygon>
        <draw:custom-shape draw:style-name="gr1" draw:text-style-name="P1" draw:layer="layout" svg:width="3.175cm" svg:height="1.27cm" draw:transform="rotate (1.5707963267949) translate (2.27cm 16.875cm)">
          <draw:glue-point draw:id="8" svg:x="-5cm" svg:y="-2.998cm"/>
          <draw:glue-point draw:id="9" svg:x="-5cm" svg:y="3.001cm"/>
          <draw:glue-point draw:id="10" svg:x="5cm" svg:y="0.022cm"/>
          <draw:glue-point draw:id="11" svg:x="0.015cm" svg:y="-4.034cm"/>
          <text:p/>
          <draw:enhanced-geometry svg:viewBox="0 0 21600 21600" draw:glue-points="10800 0 2160 10800 10800 21600 19440 10800" draw:text-areas="4350 0 17250 21600" draw:type="flowchart-manual-operation" draw:enhanced-path="M 0 0 L 21600 0 17250 21600 4350 21600 0 0 Z N"/>
        </draw:custom-shape>
        <draw:g>
          <draw:glue-point draw:id="4" svg:x="-5cm" svg:y="-3.181cm"/>
          <draw:glue-point draw:id="5" svg:x="-5cm" svg:y="3cm"/>
          <draw:custom-shape draw:style-name="gr1" draw:text-style-name="P1" draw:layer="layout" svg:width="1.27cm" svg:height="1.27cm" svg:x="9.763cm" svg:y="5.953cm">
            <draw:glue-point draw:id="8" svg:x="-5cm" svg:y="-3.188cm"/>
            <draw:glue-point draw:id="9" svg:x="-5cm" svg:y="3.1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 draw:text-style-name="P1" draw:layer="layout" svg:width="0.322cm" svg:height="0.322cm" svg:x="11.033cm" svg:y="6.44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3.873cm" svg:y="-3.343cm"/>
          <draw:glue-point draw:id="5" svg:x="-3.873cm" svg:y="3.217cm"/>
          <draw:path draw:style-name="gr2" draw:text-style-name="P1" draw:layer="layout" svg:width="1.27cm" svg:height="1.27cm" svg:x="4.81cm" svg:y="8.62cm" svg:viewBox="0 0 1271 1271" svg:d="M635 0c318 0 636 317 636 635s-318 636-636 636h-635c0 0 635-636 0-1271z">
            <draw:glue-point draw:id="4" svg:x="-3.674cm" svg:y="-3.28cm"/>
            <draw:glue-point draw:id="5" svg:x="-3.674cm" svg:y="3.131cm"/>
            <text:p/>
          </draw:path>
          <draw:custom-shape draw:style-name="gr6" draw:text-style-name="P1" draw:layer="layout" svg:width="0.322cm" svg:height="0.322cm" svg:x="6.081cm" svg:y="9.1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5cm" svg:y="-2.653cm"/>
          <draw:glue-point draw:id="5" svg:x="-2.977cm" svg:y="3.244cm" draw:escape-direction="left"/>
          <draw:custom-shape draw:style-name="gr1" draw:text-style-name="P1" draw:layer="layout" svg:width="1.27cm" svg:height="1.27cm" svg:x="12.303cm" svg:y="5.965cm">
            <draw:glue-point draw:id="8" svg:x="-5cm" svg:y="-3.188cm"/>
            <draw:glue-point draw:id="9" svg:x="-5cm" svg:y="3.1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 draw:text-style-name="P1" draw:layer="layout" svg:width="0.322cm" svg:height="0.322cm" svg:x="11.981cm" svg:y="6.10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6" draw:text-style-name="P1" draw:layer="layout" svg:width="0.322cm" svg:height="0.322cm" svg:x="13.573cm" svg:y="6.4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lue-point draw:id="4" svg:x="-3.873cm" svg:y="-3.343cm"/>
          <draw:glue-point draw:id="5" svg:x="-3.873cm" svg:y="3.217cm"/>
          <draw:glue-point draw:id="6" svg:x="-5cm" svg:y="-2.446cm"/>
          <draw:glue-point draw:id="7" svg:x="-3.412cm" svg:y="3.186cm"/>
          <draw:glue-point draw:id="8" svg:x="5cm" svg:y="0.094cm"/>
          <draw:path draw:style-name="gr2" draw:text-style-name="P1" draw:layer="layout" svg:width="1.27cm" svg:height="1.27cm" svg:x="7.445cm" svg:y="8.619cm" svg:viewBox="0 0 1271 1271" svg:d="M635 0c318 0 636 317 636 635s-318 636-636 636h-635c0 0 635-636 0-1271z">
            <draw:glue-point draw:id="4" svg:x="-3.674cm" svg:y="-3.28cm"/>
            <draw:glue-point draw:id="5" svg:x="-3.674cm" svg:y="3.131cm"/>
            <text:p/>
          </draw:path>
          <draw:custom-shape draw:style-name="gr6" draw:text-style-name="P1" draw:layer="layout" svg:width="0.322cm" svg:height="0.322cm" svg:x="8.716cm" svg:y="9.11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 draw:layer="layout" svg:width="0.322cm" svg:height="0.322cm" svg:x="7.35cm" svg:y="8.79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1" draw:text-style-name="P1" draw:layer="layout" svg:width="1.27cm" svg:height="1.27cm" draw:transform="rotate (1.5707963267949) translate (2.27cm 4.81cm)">
          <draw:glue-point draw:id="8" svg:x="-5cm" svg:y="0cm"/>
          <draw:glue-point draw:id="9" svg:x="0cm" svg:y="-2.74cm"/>
          <draw:glue-point draw:id="10" svg:x="0cm" svg:y="2.692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g>
          <draw:glue-point draw:id="4" svg:x="-4.997cm" svg:y="-2.998cm"/>
          <draw:glue-point draw:id="5" svg:x="5.002cm" svg:y="-2.998cm"/>
          <draw:custom-shape draw:style-name="gr1" draw:text-style-name="P1" draw:layer="layout" svg:width="1.905cm" svg:height="3.175cm" svg:x="9.255cm" svg:y="17.51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9.255cm" svg:y="17.792cm">
            <draw:text-box>
              <text:p text:style-name="P2"><text:span text:style-name="T1">D</text:span></text:p>
            </draw:text-box>
          </draw:frame>
          <draw:frame draw:style-name="gr4" draw:text-style-name="P3" draw:layer="layout" svg:width="1.002cm" svg:height="0.988cm" svg:x="10.167cm" svg:y="17.792cm">
            <draw:text-box>
              <text:p text:style-name="P2"><text:span text:style-name="T1">Q</text:span></text:p>
            </draw:text-box>
          </draw:frame>
          <draw:g>
            <draw:line draw:style-name="gr5" draw:text-style-name="P1" draw:layer="layout" svg:x1="9.89cm" svg:y1="20.685cm" svg:x2="9.89cm" svg:y2="20.05cm">
              <text:p/>
            </draw:line>
            <draw:line draw:style-name="gr5" draw:text-style-name="P1" draw:layer="layout" svg:x1="10.525cm" svg:y1="20.685cm" svg:x2="10.525cm" svg:y2="20.05cm">
              <text:p/>
            </draw:line>
            <draw:line draw:style-name="gr5" draw:text-style-name="P1" draw:layer="layout" svg:x1="9.89cm" svg:y1="20.05cm" svg:x2="10.525cm" svg:y2="20.05cm">
              <text:p/>
            </draw:line>
          </draw:g>
          <draw:custom-shape draw:style-name="gr6" draw:text-style-name="P1" draw:layer="layout" svg:width="0.322cm" svg:height="0.322cm" svg:x="10.046cm" svg:y="17.18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4.997cm" svg:y="-2.998cm"/>
          <draw:glue-point draw:id="5" svg:x="5.002cm" svg:y="-2.998cm"/>
          <draw:custom-shape draw:style-name="gr1" draw:text-style-name="P1" draw:layer="layout" svg:width="1.905cm" svg:height="3.175cm" svg:x="12.43cm" svg:y="17.51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12.43cm" svg:y="17.792cm">
            <draw:text-box>
              <text:p text:style-name="P2"><text:span text:style-name="T1">D</text:span></text:p>
            </draw:text-box>
          </draw:frame>
          <draw:frame draw:style-name="gr4" draw:text-style-name="P3" draw:layer="layout" svg:width="1.002cm" svg:height="0.988cm" svg:x="13.342cm" svg:y="17.792cm">
            <draw:text-box>
              <text:p text:style-name="P2"><text:span text:style-name="T1">Q</text:span></text:p>
            </draw:text-box>
          </draw:frame>
          <draw:g>
            <draw:line draw:style-name="gr5" draw:text-style-name="P1" draw:layer="layout" svg:x1="13.065cm" svg:y1="20.685cm" svg:x2="13.065cm" svg:y2="20.05cm">
              <text:p/>
            </draw:line>
            <draw:line draw:style-name="gr5" draw:text-style-name="P1" draw:layer="layout" svg:x1="13.7cm" svg:y1="20.685cm" svg:x2="13.7cm" svg:y2="20.05cm">
              <text:p/>
            </draw:line>
            <draw:line draw:style-name="gr5" draw:text-style-name="P1" draw:layer="layout" svg:x1="13.065cm" svg:y1="20.05cm" svg:x2="13.7cm" svg:y2="20.05cm">
              <text:p/>
            </draw:line>
          </draw:g>
          <draw:custom-shape draw:style-name="gr6" draw:text-style-name="P1" draw:layer="layout" svg:width="0.322cm" svg:height="0.322cm" svg:x="13.232cm" svg:y="20.68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4.997cm" svg:y="-2.998cm"/>
          <draw:glue-point draw:id="5" svg:x="5.002cm" svg:y="-2.998cm"/>
          <draw:glue-point draw:id="6" svg:x="-4.997cm" svg:y="-2.998cm"/>
          <draw:custom-shape draw:style-name="gr1" draw:text-style-name="P1" draw:layer="layout" svg:width="1.905cm" svg:height="3.175cm" svg:x="2.27cm" svg:y="27.035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2.27cm" svg:y="27.317cm">
            <draw:text-box>
              <text:p text:style-name="P2"><text:span text:style-name="T1">D</text:span></text:p>
            </draw:text-box>
          </draw:frame>
          <draw:frame draw:style-name="gr4" draw:text-style-name="P3" draw:layer="layout" svg:width="1.002cm" svg:height="0.988cm" svg:x="3.182cm" svg:y="27.317cm">
            <draw:text-box>
              <text:p text:style-name="P2"><text:span text:style-name="T1">Q</text:span></text:p>
            </draw:text-box>
          </draw:frame>
          <draw:g>
            <draw:line draw:style-name="gr5" draw:text-style-name="P1" draw:layer="layout" svg:x1="2.905cm" svg:y1="30.21cm" svg:x2="3.223cm" svg:y2="29.575cm">
              <text:p/>
            </draw:line>
            <draw:line draw:style-name="gr5" draw:text-style-name="P1" draw:layer="layout" svg:x1="3.54cm" svg:y1="30.21cm" svg:x2="3.223cm" svg:y2="29.575cm">
              <text:p/>
            </draw:line>
          </draw:g>
          <draw:frame draw:style-name="gr8" draw:text-style-name="P3" draw:layer="layout" svg:width="1.078cm" svg:height="0.988cm" svg:x="2.27cm" svg:y="27.952cm">
            <draw:text-box>
              <text:p text:style-name="P2"><text:span text:style-name="T1">TI</text:span></text:p>
            </draw:text-box>
          </draw:frame>
        </draw:g>
        <draw:g>
          <draw:glue-point draw:id="4" svg:x="-4.997cm" svg:y="-4.077cm"/>
          <draw:glue-point draw:id="5" svg:x="-4.997cm" svg:y="-3.999cm"/>
          <draw:glue-point draw:id="6" svg:x="-4.997cm" svg:y="-0.399cm"/>
          <draw:glue-point draw:id="7" svg:x="5.002cm" svg:y="-2.199cm"/>
          <draw:g>
            <draw:glue-point draw:id="4" svg:x="-4.997cm" svg:y="-2.998cm"/>
            <draw:glue-point draw:id="5" svg:x="5.002cm" svg:y="-2.998cm"/>
            <draw:custom-shape draw:style-name="gr1" draw:text-style-name="P1" draw:layer="layout" svg:width="1.905cm" svg:height="3.175cm" svg:x="2.27cm" svg:y="31.158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2.27cm" svg:y="31.127cm">
              <draw:text-box>
                <text:p text:style-name="P2"><text:span text:style-name="T1">D</text:span></text:p>
              </draw:text-box>
            </draw:frame>
            <draw:frame draw:style-name="gr4" draw:text-style-name="P3" draw:layer="layout" svg:width="1.002cm" svg:height="0.988cm" svg:x="3.182cm" svg:y="31.44cm">
              <draw:text-box>
                <text:p text:style-name="P2"><text:span text:style-name="T1">Q</text:span></text:p>
              </draw:text-box>
            </draw:frame>
            <draw:g>
              <draw:line draw:style-name="gr5" draw:text-style-name="P1" draw:layer="layout" svg:x1="2.905cm" svg:y1="34.333cm" svg:x2="3.223cm" svg:y2="33.698cm">
                <text:p/>
              </draw:line>
              <draw:line draw:style-name="gr5" draw:text-style-name="P1" draw:layer="layout" svg:x1="3.54cm" svg:y1="34.333cm" svg:x2="3.223cm" svg:y2="33.698cm">
                <text:p/>
              </draw:line>
            </draw:g>
          </draw:g>
          <draw:custom-shape draw:style-name="gr6" draw:text-style-name="P1" draw:layer="layout" svg:width="0.322cm" svg:height="0.322cm" svg:x="3.082cm" svg:y="34.33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8" draw:text-style-name="P3" draw:layer="layout" svg:width="1.078cm" svg:height="0.988cm" svg:x="2.27cm" svg:y="32.115cm">
            <draw:text-box>
              <text:p text:style-name="P2"><text:span text:style-name="T1">TI</text:span></text:p>
            </draw:text-box>
          </draw:frame>
        </draw:g>
        <draw:g>
          <draw:polygon draw:style-name="gr2" draw:text-style-name="P1" draw:layer="layout" svg:width="5.079cm" svg:height="3.175cm" svg:x="18.145cm" svg:y="2.143cm" svg:viewBox="0 0 5080 3176" draw:points="454,1053 442,980 443,907 454,837 475,768 506,702 545,639 592,579 646,524 707,473 773,428 843,388 918,354 995,326 1075,306 1157,294 1239,290 1291,290 1344,295 1396,303 1447,313 1498,327 1546,343 1594,362 1639,382 1661,350 1686,319 1712,290 1741,262 1771,237 1803,213 1837,192 1872,172 1908,155 1946,139 1985,126 2026,115 2067,107 2110,100 2153,97 2196,95 2226,97 2255,100 2314,109 2373,122 2431,139 2487,160 2540,186 2565,201 2590,216 2614,232 2636,250 2653,221 2672,194 2693,168 2716,144 2741,122 2767,102 2795,83 2824,66 2854,51 2886,38 2918,26 2952,17 2986,10 3021,4 3057,1 3093,0 3123,1 3153,3 3182,7 3211,12 3239,19 3267,27 3294,36 3320,47 3346,58 3371,71 3394,85 3417,100 3439,117 3459,134 3479,152 3497,170 3518,151 3540,133 3563,115 3588,99 3613,84 3639,70 3666,57 3694,45 3723,35 3752,26 3782,18 3812,12 3843,7 3874,3 3905,1 3937,0 3988,2 4038,8 4086,17 4133,30 4178,46 4221,65 4262,87 4300,112 4336,140 4369,170 4398,203 4425,238 4448,275 4467,314 4483,356 4494,398 4543,412 4590,429 4635,449 4678,472 4718,498 4756,526 4791,557 4823,590 4852,625 4878,662 4900,701 4919,741 4933,783 4944,826 4951,870 4953,915 4952,942 4950,969 4946,996 4941,1023 4933,1049 4924,1075 4913,1101 4899,1126 4939,1171 4975,1219 5006,1269 5032,1321 5052,1373 5068,1427 5077,1482 5080,1538 5076,1600 5066,1661 5049,1720 5027,1778 4998,1832 4963,1885 4924,1934 4879,1980 4830,2023 4777,2063 4720,2098 4659,2129 4595,2156 4528,2178 4458,2195 4386,2207 4382,2266 4372,2324 4356,2380 4333,2433 4305,2483 4271,2530 4232,2574 4189,2615 4140,2652 4088,2685 4032,2713 3973,2737 3911,2756 3846,2770 3778,2779 3709,2782 3661,2780 3613,2776 3566,2769 3521,2759 3476,2746 3432,2731 3390,2713 3349,2692 3328,2745 3302,2795 3272,2842 3238,2888 3199,2930 3157,2970 3111,3007 3062,3041 3010,3071 2956,3098 2899,3121 2840,3140 2779,3156 2716,3167 2652,3174 2587,3176 2538,3175 2490,3171 2442,3164 2395,3154 2349,3143 2304,3128 2259,3112 2217,3093 2175,3072 2135,3049 2096,3023 2059,2996 2024,2967 1991,2936 1960,2903 1931,2869 1907,2882 1887,2894 1856,2917 1828,2937 1813,2945 1796,2953 1776,2960 1752,2966 1723,2971 1688,2975 1596,2981 1467,2983 1406,2981 1346,2976 1287,2968 1229,2956 1172,2941 1117,2923 1063,2903 1011,2879 961,2852 914,2823 868,2791 825,2756 785,2719 747,2680 713,2638 682,2594 613,2590 549,2583 490,2572 434,2557 383,2538 336,2516 294,2491 256,2463 223,2432 194,2399 169,2363 149,2325 133,2285 122,2243 115,2200 113,2156 115,2114 122,2074 133,2035 148,1996 168,1960 192,1925 220,1891 252,1858 222,1844 194,1829 168,1812 144,1793 121,1774 101,1752 82,1730 65,1707 50,1682 37,1657 26,1631 17,1604 9,1576 4,1547 1,1518 0,1488 2,1446 9,1406 20,1366 35,1329 54,1292 76,1258 102,1226 131,1195 163,1168 197,1142 235,1119 275,1100 317,1083 361,1069 406,1059">
            <text:p/>
          </draw:polygon>
          <draw:polyline draw:style-name="gr9" draw:text-style-name="P4" draw:layer="layout" svg:width="0.036cm" svg:height="0.11cm" svg:x="18.599cm" svg:y="3.196cm" svg:viewBox="0 0 37 111" draw:points="0,0 2,14 6,28 16,57 37,111">
            <text:p/>
          </draw:polyline>
          <draw:polyline draw:style-name="gr9" draw:text-style-name="P4" draw:layer="layout" svg:width="0.164cm" svg:height="0.103cm" svg:x="19.784cm" svg:y="2.525cm" svg:viewBox="0 0 165 104" draw:points="0,0 42,23 86,49 107,62 128,76 147,90 165,104">
            <text:p/>
          </draw:polyline>
          <draw:polyline draw:style-name="gr9" draw:text-style-name="P4" draw:layer="layout" svg:width="0.041cm" svg:height="0.102cm" svg:x="20.739cm" svg:y="2.393cm" svg:viewBox="0 0 42 103" draw:points="42,0 36,12 30,24 18,50 9,76 0,103">
            <text:p/>
          </draw:polyline>
          <draw:polyline draw:style-name="gr9" draw:text-style-name="P4" draw:layer="layout" svg:width="0.077cm" svg:height="0.125cm" svg:x="21.564cm" svg:y="2.313cm" svg:viewBox="0 0 78 126" draw:points="78,0 66,14 54,29 44,44 35,60 0,126">
            <text:p/>
          </draw:polyline>
          <draw:polyline draw:style-name="gr9" draw:text-style-name="P4" draw:layer="layout" svg:width="0.02cm" svg:height="0.098cm" svg:x="22.639cm" svg:y="2.541cm" svg:viewBox="0 0 21 99" draw:points="0,0 3,12 7,25 15,55 18,69 21,82 21,87 21,92 20,96 20,98 19,99">
            <text:p/>
          </draw:polyline>
          <draw:polyline draw:style-name="gr9" draw:text-style-name="P4" draw:layer="layout" svg:width="0.169cm" svg:height="0.195cm" svg:x="22.874cm" svg:y="3.269cm" svg:viewBox="0 0 170 196" draw:points="170,0 154,28 137,55 119,81 99,106 76,130 53,153 28,175 0,196">
            <text:p/>
          </draw:polyline>
          <draw:polyline draw:style-name="gr9" draw:text-style-name="P4" draw:layer="layout" svg:width="0.391cm" svg:height="0.523cm" svg:x="22.143cm" svg:y="3.826cm" svg:viewBox="0 0 392 524" draw:points="391,524 392,500 391,472 387,441 380,407 369,372 354,335 336,297 315,259 290,221 261,183 228,147 191,112 150,79 104,50 54,23 0,0">
            <text:p/>
          </draw:polyline>
          <draw:polyline draw:style-name="gr9" draw:text-style-name="P4" draw:layer="layout" svg:width="0.029cm" svg:height="0.139cm" svg:x="21.494cm" svg:y="4.695cm" svg:viewBox="0 0 30 140" draw:points="0,140 6,122 12,105 20,70 26,35 30,0">
            <text:p/>
          </draw:polyline>
          <draw:polyline draw:style-name="gr9" draw:text-style-name="P4" draw:layer="layout" svg:width="0.083cm" svg:height="0.127cm" svg:x="19.994cm" svg:y="4.884cm" svg:viewBox="0 0 84 128" draw:points="84,128 71,113 58,98 47,82 37,67 17,34 0,0">
            <text:p/>
          </draw:polyline>
          <draw:polyline draw:style-name="gr9" draw:text-style-name="P4" draw:layer="layout" svg:width="0.131cm" svg:height="0.027cm" svg:x="18.827cm" svg:y="4.709cm" svg:viewBox="0 0 132 28" draw:points="0,28 33,23 67,16 99,9 116,4 132,0">
            <text:p/>
          </draw:polyline>
          <draw:polyline draw:style-name="gr9" draw:text-style-name="P4" draw:layer="layout" svg:width="0.295cm" svg:height="0.061cm" svg:x="18.397cm" svg:y="4.001cm" svg:viewBox="0 0 296 62" draw:points="0,0 29,15 60,28 93,39 128,49 147,53 166,57 185,59 206,61 227,62 249,62 272,61 296,59">
            <text:p/>
          </draw:polyline>
        </draw:g>
        <draw:g>
          <draw:glue-point draw:id="4" svg:x="-4.997cm" svg:y="-2.998cm"/>
          <draw:glue-point draw:id="5" svg:x="5.002cm" svg:y="-2.998cm"/>
          <draw:glue-point draw:id="6" svg:x="-4.997cm" svg:y="-2.708cm"/>
          <draw:glue-point draw:id="7" svg:x="5.002cm" svg:y="-2.56cm"/>
          <draw:custom-shape draw:style-name="gr1" draw:text-style-name="P1" draw:layer="layout" svg:width="1.905cm" svg:height="3.175cm" svg:x="15.605cm" svg:y="17.51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15.605cm" svg:y="17.792cm">
            <draw:text-box>
              <text:p text:style-name="P2"><text:span text:style-name="T1">D</text:span></text:p>
            </draw:text-box>
          </draw:frame>
          <draw:frame draw:style-name="gr4" draw:text-style-name="P3" draw:layer="layout" svg:width="1.002cm" svg:height="0.988cm" svg:x="16.517cm" svg:y="17.792cm">
            <draw:text-box>
              <text:p text:style-name="P2"><text:span text:style-name="T1">Q</text:span></text:p>
            </draw:text-box>
          </draw:frame>
          <draw:g>
            <draw:line draw:style-name="gr5" draw:text-style-name="P1" draw:layer="layout" svg:x1="16.24cm" svg:y1="20.685cm" svg:x2="16.24cm" svg:y2="20.05cm">
              <text:p/>
            </draw:line>
            <draw:line draw:style-name="gr5" draw:text-style-name="P1" draw:layer="layout" svg:x1="16.875cm" svg:y1="20.685cm" svg:x2="16.875cm" svg:y2="20.05cm">
              <text:p/>
            </draw:line>
            <draw:line draw:style-name="gr5" draw:text-style-name="P1" draw:layer="layout" svg:x1="16.24cm" svg:y1="20.05cm" svg:x2="16.875cm" svg:y2="20.05cm">
              <text:p/>
            </draw:line>
          </draw:g>
        </draw:g>
        <draw:g>
          <draw:g>
            <draw:glue-point draw:id="4" svg:x="-4.997cm" svg:y="-2.998cm"/>
            <draw:glue-point draw:id="5" svg:x="5.002cm" svg:y="-2.998cm"/>
            <draw:glue-point draw:id="6" svg:x="-4.997cm" svg:y="-2.998cm"/>
            <draw:custom-shape draw:style-name="gr1" draw:text-style-name="P1" draw:layer="layout" svg:width="1.905cm" svg:height="3.175cm" svg:x="5.445cm" svg:y="27.035cm">
              <text:p/>
              <draw:enhanced-geometry svg:viewBox="0 0 21600 21600" draw:glue-points="10800 0 0 10800 10800 21600 21600 10800" draw:type="flowchart-process" draw:enhanced-path="M 0 0 L 21600 0 21600 21600 0 21600 0 0 Z N"/>
            </draw:custom-shape>
            <draw:frame draw:style-name="gr3" draw:text-style-name="P3" draw:layer="layout" svg:width="0.993cm" svg:height="0.988cm" svg:x="5.445cm" svg:y="27.317cm">
              <draw:text-box>
                <text:p text:style-name="P2"><text:span text:style-name="T1">D</text:span></text:p>
              </draw:text-box>
            </draw:frame>
            <draw:frame draw:style-name="gr4" draw:text-style-name="P3" draw:layer="layout" svg:width="1.002cm" svg:height="0.988cm" svg:x="6.357cm" svg:y="27.317cm">
              <draw:text-box>
                <text:p text:style-name="P2"><text:span text:style-name="T1">Q</text:span></text:p>
              </draw:text-box>
            </draw:frame>
            <draw:g>
              <draw:line draw:style-name="gr5" draw:text-style-name="P1" draw:layer="layout" svg:x1="6.08cm" svg:y1="30.21cm" svg:x2="6.398cm" svg:y2="29.575cm">
                <text:p/>
              </draw:line>
              <draw:line draw:style-name="gr5" draw:text-style-name="P1" draw:layer="layout" svg:x1="6.715cm" svg:y1="30.21cm" svg:x2="6.398cm" svg:y2="29.575cm">
                <text:p/>
              </draw:line>
            </draw:g>
            <draw:frame draw:style-name="gr8" draw:text-style-name="P3" draw:layer="layout" svg:width="1.078cm" svg:height="0.988cm" svg:x="5.445cm" svg:y="27.952cm">
              <draw:text-box>
                <text:p text:style-name="P2"><text:span text:style-name="T1">TI</text:span></text:p>
              </draw:text-box>
            </draw:frame>
            <draw:custom-shape draw:style-name="gr6" draw:text-style-name="P1" draw:layer="layout" svg:width="0.322cm" svg:height="0.322cm" svg:x="6.219cm" svg:y="26.71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
          <draw:glue-point draw:id="4" svg:x="-4.998cm" svg:y="-3.551cm"/>
          <draw:glue-point draw:id="5" svg:x="-4.998cm" svg:y="-2.269cm"/>
          <draw:glue-point draw:id="6" svg:x="5cm" svg:y="3cm"/>
          <draw:glue-point draw:id="7" svg:x="-4.998cm" svg:y="3.629cm"/>
          <draw:rect draw:style-name="gr5" draw:text-style-name="P1" xml:id="id2" draw:id="id2" draw:layer="layout" svg:width="8.89cm" svg:height="6.35cm" svg:x="1.899cm" svg:y="37.83cm">
            <draw:glue-point draw:id="4" svg:x="-4.999cm" svg:y="-3.548cm" draw:escape-direction="left"/>
            <draw:glue-point draw:id="5" svg:x="-4.999cm" svg:y="-2.27cm"/>
            <draw:glue-point draw:id="6" svg:x="-4.999cm" svg:y="3.629cm"/>
            <draw:glue-point draw:id="7" svg:x="5cm" svg:y="3cm"/>
            <draw:glue-point draw:id="8" svg:x="-1.79cm" svg:y="-0.451cm"/>
            <text:p/>
          </draw:rect>
          <draw:g xml:id="id4" draw:id="id4">
            <draw:glue-point draw:id="4" svg:x="-4.997cm" svg:y="-2.998cm"/>
            <draw:glue-point draw:id="5" svg:x="5.002cm" svg:y="-2.998cm"/>
            <draw:glue-point draw:id="6" svg:x="3.61cm" svg:y="-2.998cm"/>
            <draw:custom-shape draw:style-name="gr1" draw:text-style-name="P1" draw:layer="layout" svg:width="1.905cm" svg:height="3.175cm" svg:x="5.074cm" svg:y="38.46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0" draw:text-style-name="P5" draw:layer="layout" svg:width="1.301cm" svg:height="0.988cm" svg:x="5.074cm" svg:y="38.747cm">
              <draw:text-box>
                <text:p text:style-name="P2"><text:span text:style-name="T1">D</text:span></text:p>
              </draw:text-box>
            </draw:frame>
            <draw:frame draw:style-name="gr11" draw:text-style-name="P5" draw:layer="layout" svg:width="1.353cm" svg:height="0.988cm" svg:x="5.986cm" svg:y="38.747cm">
              <draw:text-box>
                <text:p text:style-name="P2"><text:span text:style-name="T1">Q</text:span></text:p>
              </draw:text-box>
            </draw:frame>
            <draw:g>
              <draw:line draw:style-name="gr5" draw:text-style-name="P1" draw:layer="layout" svg:x1="5.074cm" svg:y1="40.37cm" svg:x2="5.709cm" svg:y2="40.37cm">
                <text:p/>
              </draw:line>
              <draw:line draw:style-name="gr5" draw:text-style-name="P1" draw:layer="layout" svg:x1="5.074cm" svg:y1="41.005cm" svg:x2="5.709cm" svg:y2="41.005cm">
                <text:p/>
              </draw:line>
              <draw:line draw:style-name="gr5" draw:text-style-name="P1" draw:layer="layout" svg:x1="5.709cm" svg:y1="40.37cm" svg:x2="5.709cm" svg:y2="41.005cm">
                <text:p/>
              </draw:line>
            </draw:g>
            <draw:custom-shape draw:style-name="gr6" draw:text-style-name="P1" draw:layer="layout" svg:width="0.322cm" svg:height="0.322cm" svg:x="4.752cm" svg:y="40.56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path draw:style-name="gr2" draw:text-style-name="P1" xml:id="id3" draw:id="id3" draw:layer="layout" svg:width="1.27cm" svg:height="1.27cm" svg:x="3.168cm" svg:y="38.531cm" svg:viewBox="0 0 1271 1271" svg:d="M635 0c318 0 636 317 636 635s-318 636-636 636h-635c0 0 635-636 0-1271z">
            <draw:glue-point draw:id="4" svg:x="-3.674cm" svg:y="-3.28cm"/>
            <draw:glue-point draw:id="5" svg:x="-3.674cm" svg:y="3.131cm"/>
            <text:p/>
          </draw:path>
          <draw:custom-shape draw:style-name="gr1" draw:text-style-name="P1" xml:id="id1" draw:id="id1" draw:layer="layout" svg:width="1.27cm" svg:height="1.27cm" svg:x="8.249cm" svg:y="42.275cm">
            <draw:glue-point draw:id="8" svg:x="-5cm" svg:y="-3.188cm"/>
            <draw:glue-point draw:id="9" svg:x="-5cm" svg:y="3.15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onnector draw:style-name="gr5" draw:text-style-name="P1" draw:layer="layout" draw:line-skew="1.77cm" svg:x1="8.249cm" svg:y1="43.31cm" svg:x2="1.9cm" svg:y2="43.309cm" draw:start-shape="id1" draw:start-glue-point="9" draw:end-shape="id2" draw:end-glue-point="6" svg:d="M8249 43310h-5081v-1h-1268" svg:viewBox="0 0 6350 2">
            <text:p/>
          </draw:connector>
          <draw:frame draw:style-name="gr12" draw:text-style-name="P5" draw:layer="layout" svg:width="1.785cm" svg:height="0.988cm" svg:x="1.899cm" svg:y="37.83cm">
            <draw:text-box>
              <text:p text:style-name="P2"><text:span text:style-name="T1">TE</text:span></text:p>
            </draw:text-box>
          </draw:frame>
          <draw:frame draw:style-name="gr13" draw:text-style-name="P5" draw:layer="layout" svg:width="1.255cm" svg:height="0.988cm" svg:x="1.899cm" svg:y="39.735cm">
            <draw:text-box>
              <text:p text:style-name="P2"><text:span text:style-name="T1">E</text:span></text:p>
            </draw:text-box>
          </draw:frame>
          <draw:connector draw:style-name="gr5" draw:text-style-name="P1" draw:layer="layout" draw:line-skew="1.135cm" svg:x1="1.9cm" svg:y1="38.753cm" svg:x2="3.337cm" svg:y2="38.75cm" draw:start-shape="id2" draw:start-glue-point="4" draw:end-shape="id3" draw:end-glue-point="4" svg:d="M1900 38753h633v-3h804" svg:viewBox="0 0 1438 4">
            <text:p/>
          </draw:connector>
          <draw:connector draw:style-name="gr5" draw:text-style-name="P1" draw:layer="layout" draw:line-skew="1.135cm" svg:x1="1.9cm" svg:y1="39.564cm" svg:x2="3.337cm" svg:y2="39.563cm" draw:start-shape="id2" draw:start-glue-point="5" draw:end-shape="id3" draw:end-glue-point="5" svg:d="M1900 39564h633v-1h804" svg:viewBox="0 0 1438 2">
            <text:p/>
          </draw:connector>
          <draw:frame draw:style-name="gr14" draw:text-style-name="P5" draw:layer="layout" svg:width="1.733cm" svg:height="0.988cm" svg:x="1.899cm" svg:y="42.275cm">
            <draw:text-box>
              <text:p text:style-name="P2"><text:span text:style-name="T1">clk</text:span></text:p>
            </draw:text-box>
          </draw:frame>
          <draw:frame draw:style-name="gr15" draw:text-style-name="P5" draw:layer="layout" svg:width="3.546cm" svg:height="0.988cm" svg:x="7.614cm" svg:y="41.313cm">
            <draw:text-box>
              <text:p text:style-name="P2"><text:span text:style-name="T1">gated_clk</text:span></text:p>
            </draw:text-box>
          </draw:frame>
          <draw:connector draw:style-name="gr5" draw:text-style-name="P1" draw:layer="layout" draw:line-skew="-1.135cm" svg:x1="9.519cm" svg:y1="42.91cm" svg:x2="10.789cm" svg:y2="42.91cm" draw:start-shape="id1" draw:start-glue-point="7" draw:end-shape="id2" draw:end-glue-point="7" svg:d="M9519 42910h1270" svg:viewBox="0 0 1271 1">
            <text:p/>
          </draw:connector>
          <draw:connector draw:style-name="gr5" draw:text-style-name="P1" draw:layer="layout" draw:line-skew="2.405cm" svg:x1="4.753cm" svg:y1="40.719cm" svg:x2="1.9cm" svg:y2="43.309cm" draw:start-shape="id2" draw:start-glue-point="8" draw:end-shape="id2" draw:end-glue-point="6" svg:d="M4753 40719h-950v2590h-1903" svg:viewBox="0 0 2854 2591">
            <text:p/>
          </draw:connector>
          <draw:line draw:style-name="gr5" draw:text-style-name="P1" draw:layer="layout" svg:x1="4.439cm" svg:y1="39.166cm" svg:x2="5.074cm" svg:y2="39.166cm">
            <text:p/>
          </draw:line>
          <draw:connector draw:style-name="gr5" draw:text-style-name="P1" draw:layer="layout" draw:line-skew="0cm -4.946cm -3.041cm" svg:x1="8.249cm" svg:y1="42.506cm" svg:x2="6.978cm" svg:y2="39.101cm" draw:start-shape="id1" draw:start-glue-point="8" draw:end-shape="id4" draw:end-glue-point="6" svg:d="M8249 42506h-501v-3405h-768-2" svg:viewBox="0 0 1272 3406">
            <text:p/>
          </draw:connector>
        </draw:g>
        <draw:g>
          <draw:glue-point draw:id="4" svg:x="0cm" svg:y="-0.198cm"/>
          <draw:glue-point draw:id="5" svg:x="-4.087cm" svg:y="-2.598cm"/>
          <draw:glue-point draw:id="6" svg:x="-4.087cm" svg:y="3.001cm"/>
          <draw:glue-point draw:id="7" svg:x="5.003cm" svg:y="-0.198cm"/>
          <draw:glue-point draw:id="8" svg:x="0.458cm" svg:y="3.801cm"/>
          <draw:glue-point draw:id="9" svg:x="0.458cm" svg:y="-3.798cm"/>
          <draw:custom-shape draw:style-name="gr1" draw:text-style-name="P1" draw:layer="layout" svg:width="3.175cm" svg:height="1.27cm" draw:transform="rotate (1.5707963267949) translate (4.937cm 16.875cm)">
            <draw:glue-point draw:id="8" svg:x="5cm" svg:y="0.0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16" draw:text-style-name="P6" draw:layer="layout" svg:width="0.904cm" svg:height="0.988cm" svg:x="4.81cm" svg:y="14.109cm">
            <draw:text-box>
              <text:p text:style-name="P2"><text:span text:style-name="T2">0</text:span></text:p>
            </draw:text-box>
          </draw:frame>
          <draw:frame draw:style-name="gr16" draw:text-style-name="P6" draw:layer="layout" svg:width="0.904cm" svg:height="0.988cm" svg:x="4.81cm" svg:y="15.732cm">
            <draw:text-box>
              <text:p text:style-name="P2"><text:span text:style-name="T2">1</text:span></text:p>
            </draw:text-box>
          </draw:frame>
        </draw:g>
        <draw:g>
          <draw:g>
            <draw:g>
              <draw:custom-shape draw:style-name="gr1" draw:text-style-name="P1" draw:layer="layout" svg:width="1.27cm" svg:height="1.27cm" draw:transform="rotate (1.5707963267949) translate (4.81cm 4.8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g>
          </draw:g>
          <draw:custom-shape draw:style-name="gr6" draw:text-style-name="P1" draw:layer="layout" svg:width="0.254cm" svg:height="0.254cm" svg:x="6.08cm" svg:y="4.04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0cm" svg:y="4cm" draw:escape-direction="right"/>
          <draw:glue-point draw:id="5" svg:x="-5cm" svg:y="3cm" draw:escape-direction="left"/>
          <draw:glue-point draw:id="6" svg:x="-5cm" svg:y="-3cm" draw:escape-direction="left"/>
          <draw:glue-point draw:id="7" svg:x="-3cm" svg:y="-4cm" draw:escape-direction="right"/>
          <draw:g>
            <draw:glue-point draw:id="4" svg:x="-5cm" svg:y="-2.275cm"/>
            <draw:glue-point draw:id="5" svg:x="-5cm" svg:y="2.267cm"/>
            <draw:glue-point draw:id="6" svg:x="0.448cm" svg:y="-2.275cm"/>
            <draw:glue-point draw:id="7" svg:x="2.267cm" svg:y="3.181cm"/>
            <draw:custom-shape draw:style-name="gr1" draw:text-style-name="P1" draw:layer="layout" svg:width="1.27cm" svg:height="1.27cm" draw:transform="rotate (1.5707963267949) translate (7.35cm 4.81cm)">
              <draw:glue-point draw:id="8" svg:x="-5cm" svg:y="0cm"/>
              <draw:glue-point draw:id="9" svg:x="0cm" svg:y="-2.74cm"/>
              <draw:glue-point draw:id="10" svg:x="0cm" svg:y="2.692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g>
          <draw:custom-shape draw:style-name="gr6" draw:text-style-name="P1" draw:layer="layout" svg:width="0.254cm" svg:height="0.254cm" svg:x="7.731cm" svg:y="4.55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custom-shape draw:style-name="gr6" draw:text-style-name="P1" draw:layer="layout" svg:width="0.254cm" svg:height="0.254cm" svg:x="3.54cm" svg:y="2.2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lue-point draw:id="4" svg:x="-5cm" svg:y="-3cm" draw:escape-direction="left"/>
          <draw:glue-point draw:id="5" svg:x="-5cm" svg:y="3cm"/>
          <draw:glue-point draw:id="6" svg:x="5cm" svg:y="0cm" draw:escape-direction="right"/>
          <draw:g>
            <draw:glue-point draw:id="4" svg:x="-5cm" svg:y="-2.503cm"/>
            <draw:glue-point draw:id="5" svg:x="-5cm" svg:y="2.322cm"/>
            <draw:custom-shape draw:style-name="gr1" draw:text-style-name="P1" draw:layer="layout" svg:width="1.27cm" svg:height="1.27cm" svg:x="7.35cm" svg:y="6.08cm">
              <draw:glue-point draw:id="8" svg:x="-5cm" svg:y="-3.188cm"/>
              <draw:glue-point draw:id="9" svg:x="-5cm" svg:y="3.157cm"/>
              <text:p/>
              <draw:enhanced-geometry svg:viewBox="0 0 21600 21600" draw:glue-points="10800 0 0 10800 10800 21600 21600 10800" draw:text-areas="0 3100 18500 18500" draw:type="flowchart-delay" draw:enhanced-path="M 10800 0 X 21600 10800 10800 21600 L 0 21600 0 0 Z N"/>
            </draw:custom-shape>
          </draw:g>
          <draw:custom-shape draw:style-name="gr6" draw:text-style-name="P1" draw:layer="layout" svg:width="0.254cm" svg:height="0.254cm" svg:x="7.096cm" svg:y="6.207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6" draw:text-style-name="P1" draw:layer="layout" svg:width="0.254cm" svg:height="0.254cm" svg:x="7.096cm" svg:y="6.96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glue-point draw:id="4" svg:x="-4.166cm" svg:y="3cm"/>
          <draw:glue-point draw:id="5" svg:x="-4.166cm" svg:y="-3cm"/>
          <draw:path draw:style-name="gr2" draw:text-style-name="P1" draw:layer="layout" svg:width="1.269cm" svg:height="1.269cm" svg:x="2.651cm" svg:y="11.16cm" svg:viewBox="0 0 1270 1270" svg:d="M635 0c317 0 635 317 635 635s-318 635-635 635h-635c0 0 635-635 0-1270z">
            <text:p/>
          </draw:path>
          <draw:path draw:style-name="gr17" draw:text-style-name="P4" draw:layer="layout" svg:width="0.254cm" svg:height="1.269cm" svg:x="2.397cm" svg:y="11.16cm" svg:viewBox="0 0 255 1270" svg:d="M0 0c300 469 377 780 0 1270">
            <draw:glue-point draw:id="4" svg:x="0cm" svg:y="3cm"/>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1" svg:font-family="'Bitstream Vera Sans'" style:font-pitch="variable"/>
    <style:font-face style:name="Gothic" svg:font-family="Gothic" style:font-pitch="variable"/>
    <style:font-face style:name="Lucidasans" svg:font-family="Lucidasans" style:font-pitch="variable"/>
    <style:font-face style:name="Bitstream Vera Sans" svg:font-family="'Bitstream Vera Sans'"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erif" fo:font-size="24pt" fo:language="en" fo:country="US" style:font-name-asian="Bitstream Vera Sans1"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Gothic" style:font-family-asian="Gothic" style:font-pitch-asian="variable" style:font-size-asian="18pt" style:font-style-asian="normal" style:font-weight-asian="normal" style:font-name-complex="Lucidasans"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4.3$Linux_x86 LibreOffice_project/40m0$Build-3</meta:generator>
    <meta:initial-creator>Octavian Petre</meta:initial-creator>
    <meta:creation-date>2006-10-27T14:21:32</meta:creation-date>
    <dc:date>2015-09-04T10:55:23.664038783</dc:date>
    <meta:editing-cycles>58</meta:editing-cycles>
    <meta:editing-duration>P8DT11H29M5S</meta:editing-duration>
    <meta:document-statistic meta:object-count="169"/>
    <meta:user-defined meta:name="Info 1"/>
    <meta:user-defined meta:name="Info 2"/>
    <meta:user-defined meta:name="Info 3"/>
    <meta:user-defined meta:name="Info 4"/>
  </office:meta>
</office:document-meta>
</file>